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mily-generic="roman" style:font-pitch="variable"/>
    <style:font-face style:name="CMMI12" svg:font-family="CMMI12" style:font-family-generic="roman" style:font-pitch="variable"/>
    <style:font-face style:name="CMR12" svg:font-family="CMR12" style:font-family-generic="roman" style:font-pitch="variable"/>
    <style:font-face style:name="CMR8" svg:font-family="CMR8"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0829" officeooo:paragraph-rsid="00030829"/>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384d6"/>
    </style:style>
    <style:style style:name="P4" style:family="paragraph" style:parent-style-name="Standard" style:list-style-name="L1">
      <style:text-properties officeooo:rsid="00030829" officeooo:paragraph-rsid="00030829"/>
    </style:style>
    <style:style style:name="P5" style:family="paragraph" style:parent-style-name="Standard" style:list-style-name="L1">
      <style:text-properties officeooo:rsid="000384d6" officeooo:paragraph-rsid="000384d6"/>
    </style:style>
    <style:style style:name="P6" style:family="paragraph" style:parent-style-name="Standard" style:list-style-name="L1">
      <style:text-properties officeooo:rsid="000a2dbf" officeooo:paragraph-rsid="000a2dbf"/>
    </style:style>
    <style:style style:name="P7" style:family="paragraph" style:parent-style-name="Standard" style:list-style-name="L1">
      <style:text-properties officeooo:rsid="0004ccaf" officeooo:paragraph-rsid="000a2dbf"/>
    </style:style>
    <style:style style:name="P8" style:family="paragraph" style:parent-style-name="Standard" style:list-style-name="L1">
      <style:text-properties officeooo:rsid="0004ccaf" officeooo:paragraph-rsid="0004ccaf"/>
    </style:style>
    <style:style style:name="P9" style:family="paragraph" style:parent-style-name="Standard" style:list-style-name="L1">
      <style:text-properties officeooo:rsid="0007df0e" officeooo:paragraph-rsid="0007df0e"/>
    </style:style>
    <style:style style:name="P10" style:family="paragraph" style:parent-style-name="Standard" style:list-style-name="L1">
      <style:text-properties officeooo:rsid="000abe80" officeooo:paragraph-rsid="00174b11"/>
    </style:style>
    <style:style style:name="P11" style:family="paragraph" style:parent-style-name="Standard" style:list-style-name="L1">
      <style:text-properties officeooo:rsid="000b5fbc" officeooo:paragraph-rsid="000b5fbc"/>
    </style:style>
    <style:style style:name="P12" style:family="paragraph" style:parent-style-name="Standard" style:list-style-name="L1">
      <style:text-properties officeooo:rsid="00104999" officeooo:paragraph-rsid="00104999"/>
    </style:style>
    <style:style style:name="P13" style:family="paragraph" style:parent-style-name="Standard" style:list-style-name="L1">
      <style:text-properties officeooo:rsid="000cbcf0" officeooo:paragraph-rsid="000cbcf0"/>
    </style:style>
    <style:style style:name="P14" style:family="paragraph" style:parent-style-name="Standard">
      <style:paragraph-properties fo:text-align="start" style:justify-single-word="false"/>
      <style:text-properties style:font-name="CMR12" fo:font-size="12pt" officeooo:paragraph-rsid="00030829" style:font-size-asian="12pt"/>
    </style:style>
    <style:style style:name="P15" style:family="paragraph" style:parent-style-name="Standard">
      <style:paragraph-properties fo:text-align="start" style:justify-single-word="false"/>
      <style:text-properties style:font-name="CMR12" fo:font-size="12pt" style:font-size-asian="12pt"/>
    </style:style>
    <style:style style:name="P16" style:family="paragraph" style:parent-style-name="Standard">
      <style:text-properties style:font-name="CMR12" fo:font-size="12pt" officeooo:rsid="00030829" officeooo:paragraph-rsid="00030829" style:font-size-asian="12pt"/>
    </style:style>
    <style:style style:name="P17" style:family="paragraph" style:parent-style-name="Standard" style:list-style-name="L1">
      <style:text-properties officeooo:rsid="0014435f" officeooo:paragraph-rsid="0014435f"/>
    </style:style>
    <style:style style:name="P18" style:family="paragraph" style:parent-style-name="Standard" style:list-style-name="L1">
      <style:text-properties officeooo:rsid="001525ec" officeooo:paragraph-rsid="001525ec"/>
    </style:style>
    <style:style style:name="P19" style:family="paragraph" style:parent-style-name="Standard" style:list-style-name="L1">
      <style:text-properties officeooo:rsid="00158872" officeooo:paragraph-rsid="0017ce9d"/>
    </style:style>
    <style:style style:name="P20" style:family="paragraph" style:parent-style-name="Standard" style:list-style-name="L1">
      <style:text-properties officeooo:rsid="00174b11" officeooo:paragraph-rsid="00174b11"/>
    </style:style>
    <style:style style:name="T1" style:family="text">
      <style:text-properties style:font-name="CMR12" fo:font-size="12pt" style:font-size-asian="12pt"/>
    </style:style>
    <style:style style:name="T2" style:family="text">
      <style:text-properties style:font-name="CMR12" fo:font-size="12pt" officeooo:rsid="00030829" style:font-size-asian="12pt"/>
    </style:style>
    <style:style style:name="T3" style:family="text">
      <style:text-properties style:font-name="CMR8" fo:font-size="8pt" style:font-size-asian="8pt"/>
    </style:style>
    <style:style style:name="T4" style:family="text">
      <style:text-properties style:font-name="CMBX12" fo:font-size="12pt" style:font-size-asian="12pt"/>
    </style:style>
    <style:style style:name="T5" style:family="text">
      <style:text-properties style:font-name="CMMI12" fo:font-size="12pt" style:font-size-asian="12pt"/>
    </style:style>
    <style:style style:name="T6" style:family="text">
      <style:text-properties officeooo:rsid="000384d6"/>
    </style:style>
    <style:style style:name="T7" style:family="text">
      <style:text-properties officeooo:rsid="0007df0e"/>
    </style:style>
    <style:style style:name="T8" style:family="text">
      <style:text-properties officeooo:rsid="000a2dbf"/>
    </style:style>
    <style:style style:name="T9" style:family="text">
      <style:text-properties officeooo:rsid="000b5fbc"/>
    </style:style>
    <style:style style:name="T10" style:family="text">
      <style:text-properties officeooo:rsid="000cbcf0"/>
    </style:style>
    <style:style style:name="T11" style:family="text">
      <style:text-properties officeooo:rsid="000e7b87"/>
    </style:style>
    <style:style style:name="T12" style:family="text">
      <style:text-properties officeooo:rsid="0011215a"/>
    </style:style>
    <style:style style:name="T13" style:family="text">
      <style:text-properties officeooo:rsid="0012f05b"/>
    </style:style>
    <style:style style:name="T14" style:family="text">
      <style:text-properties officeooo:rsid="001525ec"/>
    </style:style>
    <style:style style:name="T15" style:family="text">
      <style:text-properties officeooo:rsid="00174b11"/>
    </style:style>
    <style:style style:name="T16" style:family="text">
      <style:text-properties officeooo:rsid="0017ce9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1">Main points/Highlights:</text:p>
      <text:list xml:id="list3846509689" text:style-name="L1">
        <text:list-item>
          <text:p text:style-name="P4">Motivation<text:span text:style-name="T6">+Study area</text:span></text:p>
        </text:list-item>
      </text:list>
      <text:p text:style-name="P3"><text:span text:style-name="T2">The Chtouka plain in South-Western Morocco represents an important contributor to </text:span><text:span text:style-name="T1">federal agricultural production. As it is located in a region of semi-arid climate, extensive irrigation is required to sustain the cultivated plant species. Due to lack of sufficient surface water sources, water demand is met by groundwater extraction from the Chtouka aquifer. Since the midst of the 20</text:span><text:span text:style-name="T3">th </text:span><text:span text:style-name="T1">century groundwater overexploitation developed which led to significant drawdowns of the local groundwater table of 20m and more in recent years. This drawdown results in intrusion of saltwater from the adjoining Atlantic Ocean into coastal areas and further depletes available freshwater resources. On administrative level, in the last two decades a number of measures have been taken to counteract this development. However, the assessment of these and future management decisions heavily relies on information about the state and response of the aquifer. For this, groundwater models have proven a valuable instrument to predict impacts of </text:span><text:span text:style-name="T2">measures and future developments.</text:span></text:p>
      <text:list xml:id="list180048064413113" text:continue-numbering="true" text:style-name="L1">
        <text:list-item>
          <text:p text:style-name="P4">Methodology</text:p>
          <text:list>
            <text:list-item>
              <text:p text:style-name="P5"><text:span text:style-name="T7">basing on a previous study, a steady state, constant density groundwater flow model is extended to a transient model </text:span>in this study:</text:p>
              <text:list>
                <text:list-item>
                  <text:p text:style-name="P6">from a previous study, a 3D geological model consisting of 5 different geological units is used</text:p>
                </text:list-item>
                <text:list-item>
                  <text:p text:style-name="P7"><text:span text:style-name="T7">for</text:span> <text:span text:style-name="T7">the water balance of the aquifer </text:span><text:span text:style-name="T8">the</text:span> conceptual model considers (time series of) </text:p>
                  <text:list>
                    <text:list-item>
                      <text:p text:style-name="P8">groundwater in- and outflow on four different boundaries</text:p>
                    </text:list-item>
                    <text:list-item>
                      <text:p text:style-name="P9">water withdrawal for drinking and irrigation</text:p>
                    </text:list-item>
                    <text:list-item>
                      <text:p text:style-name="P9">reinfiltration from irrigation returns</text:p>
                    </text:list-item>
                    <text:list-item>
                      <text:p text:style-name="P9">infiltration from precipitation</text:p>
                    </text:list-item>
                  </text:list>
                </text:list-item>
                <text:list-item>
                  <text:p text:style-name="P18">Calibration is conducted in respect to observational data of groundwater levels from 27(?) piezometers scattered over the study area (of qualitatively varying/inhomogeneous data)</text:p>
                </text:list-item>
                <text:list-item>
                  <text:p text:style-name="P10">a sensitivity analysis is carried out, identifying <text:span text:style-name="T14">7 out of 11 considered</text:span> model parameters with significant <text:span text:style-name="T9">impact on the model results</text:span></text:p>
                </text:list-item>
                <text:list-item>
                  <text:p text:style-name="P20">Consecutively, calibration of these model parameters is conducted manually.</text:p>
                </text:list-item>
                <text:list-item>
                  <text:p text:style-name="P11">for <text:span text:style-name="T14">detailed</text:span> error assessment <text:span text:style-name="T15">in the process</text:span>, a new set of error measures is deduced(?), (which <text:span text:style-name="T10">quantify the accuracy of the trend and an (extrapolated) initial offset, and) </text:span>wh<text:span text:style-name="T10">ich are compared to the commonly used Root Mean Squared Error (RMSE) </text:span><text:span text:style-name="T11">(but which can yield ambiguous results)</text:span><text:span text:style-name="T15"> </text:span></text:p>
                </text:list-item>
                <text:list-item>
                  <text:p text:style-name="P19">for detailed/<text:span text:style-name="T15">unambiguous</text:span> error assessment<text:span text:style-name="T9"> </text:span><text:span text:style-name="T15">in the process</text:span>, a new/<text:span text:style-name="T15">custom set of error measures is deduced and applied. The </text:span><text:span text:style-name="T16">evolution of the error metric during the calibration is compared</text:span><text:span text:style-name="T15"> </text:span><text:span text:style-name="T16">to</text:span><text:span text:style-name="T15"> the commonly used Root Mean Squared Error (RMSE). </text:span><text:span text:style-name="T16">A trend of decreasing error is observed consistently. (As the calibration is only conducted considering the custom error metric and thus no calibration using the RMSE is carried out, it cannot be stated if a </text:span></text:p>
                  <text:list>
                    <text:list-item>
                      <text:p text:style-name="P12">the new error measures show more detailed information on how the different parameters impact the model results, but ultimately from the available data it cannot be concluded if the model results would have been different, if only the RMSE would have been used <text:span text:style-name="T12">(more detailed information vs. simpler assessment)</text:span></text:p>
                      <text:list>
                        <text:list-item>
                          <text:p text:style-name="P12">→ <text:span text:style-name="T12">for future work: deduction of </text:span><text:span text:style-name="T13">an</text:span><text:span text:style-name="T12"> algorithm/</text:span><text:span text:style-name="T13">a </text:span><text:span text:style-name="T12">metric that sums up the three different ones from here</text:span></text:p>
                        </text:list-item>
                      </text:list>
                    </text:list-item>
                  </text:list>
                </text:list-item>
                <text:list-item>
                  <text:p text:style-name="P13">model calibration is consequently/then carried out <text:span text:style-name="T11">for the time period 1969 to 2020</text:span></text:p>
                </text:list-item>
                <text:list-item>
                  <text:p text:style-name="P11">the model is consequently/then calibrated accordingly</text:p>
                </text:list-item>
                <text:list-item>
                  <text:p text:style-name="P11"><text:span text:style-name="T10">final </text:span>model results <text:span text:style-name="T10">show </text:span></text:p>
                  <text:list>
                    <text:list-item>
                      <text:p text:style-name="P17"><text:soft-page-break/>for western and southern boundary model results represent observations with high accuracy (&lt;5 m differences)</text:p>
                    </text:list-item>
                    <text:list-item>
                      <text:p text:style-name="P17">for northern boundary <text:span text:style-name="T14">results of</text:span> <text:span text:style-name="T14">mixed/</text:span></text:p>
                    </text:list-item>
                  </text:list>
                </text:list-item>
                <text:list-item>
                  <text:p text:style-name="P5"/>
                </text:list-item>
              </text:list>
            </text:list-item>
          </text:list>
        </text:list-item>
        <text:list-item>
          <text:p text:style-name="P4">Results</text:p>
          <text:list>
            <text:list-item>
              <text:p text:style-name="P4">Generated Model</text:p>
            </text:list-item>
            <text:list-item>
              <text:p text:style-name="P4">Sensitivity Analysis</text:p>
            </text:list-item>
            <text:list-item>
              <text:p text:style-name="P4">Calibration</text:p>
            </text:list-item>
            <text:list-item>
              <text:p text:style-name="P4">Model Results</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2"><text:span text:style-name="T1">Within a preceding work by </text:span><text:span text:style-name="T4">Horn.2021</text:span><text:span text:style-name="T1">, a geological model of the aquifer was derived</text:span></text:p>
      <text:p text:style-name="P15"><text:soft-page-break/>and a steady state variable density groundwater flow model for the year 1968 was</text:p>
      <text:p text:style-name="P15">implemented into the groundwater modelling software GMS. In this study, the underlying</text:p>
      <text:p text:style-name="P15">groundwater flow model for constant density is extended to a transient model.</text:p>
      <text:p text:style-name="P15">Furthermore, additional adjustments are done to the underlying conceptual model to</text:p>
      <text:p text:style-name="P15">achieve a more accurate representation of the real system. Succeedingly, the model is</text:p>
      <text:p text:style-name="P15">calibrated for transient state in respect to a set of eleven model parameters. For this</text:p>
      <text:p text:style-name="P2"><text:span text:style-name="T1">process however, the commonly used error measures </text:span><text:span text:style-name="T5">RMSE </text:span><text:span text:style-name="T1">and </text:span><text:span text:style-name="T5">MAE </text:span><text:span text:style-name="T1">are considered</text:span></text:p>
      <text:p text:style-name="P15">as theoretically unfit for assessment of time series. Therefore a set of three custom error</text:p>
      <text:p text:style-name="P15">measures is derived, which characterise the initial offset of simulated hydraulic heads,</text:p>
      <text:p text:style-name="P15">their long-term trends and the accuracy of the underlying assumptions in comparison to</text:p>
      <text:p text:style-name="P15">the observational data. With these measures, a sensitivity analysis and the subsequent</text:p>
      <text:p text:style-name="P15">calibration are executed. A final set of parameter values is obtained that fits the simulation</text:p>
      <text:p text:style-name="P15">values best to the observations. Finally, the custom error measures are compared</text:p>
      <text:p text:style-name="P2"><text:span text:style-name="T1">to the </text:span><text:span text:style-name="T5">RMSE</text:span><text:span text:style-name="T1">. It is found that in this particular case both are equivalent. Finally it</text:span></text:p>
      <text:p text:style-name="P15">is concluded that even though no benefit on the result in the present application can</text:p>
      <text:p text:style-name="P15">be observed, the derived error measures however can improve calibrations in other cases</text:p>
      <text:p text:style-name="P16">when parameters show a higher level of intera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MBX12" svg:font-family="CMBX12" style:font-family-generic="roman" style:font-pitch="variable"/>
    <style:font-face style:name="CMMI12" svg:font-family="CMMI12" style:font-family-generic="roman" style:font-pitch="variable"/>
    <style:font-face style:name="CMR12" svg:font-family="CMR12" style:font-family-generic="roman" style:font-pitch="variable"/>
    <style:font-face style:name="CMR8" svg:font-family="CMR8"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8T18:53:43.881000000</meta:creation-date>
    <meta:generator>LibreOffice/7.3.4.2$Windows_X86_64 LibreOffice_project/728fec16bd5f605073805c3c9e7c4212a0120dc5</meta:generator>
    <dc:date>2023-06-30T18:00:46.438000000</dc:date>
    <meta:editing-duration>PT1H20M</meta:editing-duration>
    <meta:editing-cycles>12</meta:editing-cycles>
    <meta:document-statistic meta:table-count="0" meta:image-count="0" meta:object-count="0" meta:page-count="3" meta:paragraph-count="48" meta:word-count="788" meta:character-count="5059" meta:non-whitespace-character-count="4341"/>
  </office:meta>
</office:document-meta>
</file>